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995cm" fo:min-width="3.54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909cm" fo:min-width="4.70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09cm" fo:min-width="4.70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cm" draw:marker-end-width="0.2cm" draw:fill="none" draw:textarea-horizontal-align="justify" draw:textarea-vertical-align="middle" draw:auto-grow-height="false" fo:min-height="1.909cm" fo:min-width="4.70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09cm" fo:min-width="5.215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909cm" fo:min-width="5.104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3.175cm" svg:x="8.129cm" svg:y="5.358cm">
          <text:p text:style-name="P1"><text:span text:style-name="T1">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5.207cm" svg:height="2.159cm" svg:x="6.007cm" svg:y="0.113cm">
          <text:p text:style-name="P1"><text:span text:style-name="T2">Class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5.207cm" svg:height="2.159cm" svg:x="15.532cm" svg:y="0.748cm">
          <text:p text:style-name="P1"><text:span text:style-name="T2">Data </text:span></text:p>
          <text:p text:style-name="P1"><text:span text:style-name="T2">Abstr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5.207cm" svg:height="2.159cm" svg:x="14.262cm" svg:y="10.781cm">
          <text:p text:style-name="P1"><text:span text:style-name="T2">Information</text:span></text:p>
          <text:p text:style-name="P1"><text:span text:style-name="T2">Hid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5.207cm" svg:height="2.159cm" svg:x="3.086cm" svg:y="11.416cm">
          <text:p text:style-name="P1"><text:span text:style-name="T2">Inheritanc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5.715cm" svg:height="2.159cm" svg:x="0.165cm" svg:y="5.447cm">
          <text:p text:style-name="P1"><text:span text:style-name="T2">Polymorphism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8.966cm" svg:y1="8.068cm" svg:x2="5.689cm" svg:y2="11.416cm" draw:start-shape="id1" draw:start-glue-point="7" draw:end-shape="id2" draw:end-glue-point="0" svg:d="M8966 8068c0 2859-3277 1185-3277 3348" svg:viewBox="0 0 3278 3349">
          <text:p/>
        </draw:connector>
        <draw:connector draw:style-name="gr6" draw:text-style-name="P5" draw:layer="layout" draw:type="curve" svg:x1="8.129cm" svg:y1="6.946cm" svg:x2="5.88cm" svg:y2="6.526cm" draw:start-shape="id1" draw:start-glue-point="6" draw:end-shape="id3" draw:end-glue-point="1" svg:d="M8129 6946c-1687 0-563-420-2249-420" svg:viewBox="0 0 2250 421">
          <text:p/>
        </draw:connector>
        <draw:connector draw:style-name="gr6" draw:text-style-name="P5" draw:layer="layout" draw:type="curve" svg:x1="10.986cm" svg:y1="5.358cm" svg:x2="8.61cm" svg:y2="2.272cm" draw:start-shape="id1" draw:start-glue-point="4" draw:end-shape="id4" svg:d="M10986 5358c0-2316-2376-773-2376-3086" svg:viewBox="0 0 2377 3087">
          <text:p/>
        </draw:connector>
        <draw:connector draw:style-name="gr6" draw:text-style-name="P5" draw:layer="layout" draw:type="curve" svg:x1="13.007cm" svg:y1="5.823cm" svg:x2="18.135cm" svg:y2="2.907cm" draw:start-shape="id1" draw:start-glue-point="11" draw:end-shape="id5" draw:end-glue-point="2" svg:d="M13007 5823c0-2536 5128-1079 5128-2916" svg:viewBox="0 0 5129 2917">
          <text:p/>
        </draw:connector>
        <draw:connector draw:style-name="gr6" draw:text-style-name="P5" draw:layer="layout" draw:type="curve" svg:x1="13.007cm" svg:y1="8.068cm" svg:x2="16.865cm" svg:y2="10.781cm" draw:start-shape="id1" draw:start-glue-point="9" draw:end-shape="id6" draw:end-glue-point="0" svg:d="M13007 8068c0 2383 3858 1027 3858 2713" svg:viewBox="0 0 3859 2714">
          <text:p/>
        </draw:connector>
        <draw:custom-shape draw:style-name="gr3" draw:text-style-name="P4" draw:layer="layout" svg:width="5.207cm" svg:height="2.159cm" svg:x="15.532cm" svg:y="0.748cm">
          <text:p text:style-name="P1"><text:span text:style-name="T2">Data </text:span></text:p>
          <text:p text:style-name="P1"><text:span text:style-name="T2">Abstra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5.604cm" svg:height="2.159cm" svg:x="15.786cm" svg:y="5.855cm">
          <text:p text:style-name="P1"><text:span text:style-name="T2">Encapsulation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13.844cm" svg:y1="6.946cm" svg:x2="15.786cm" svg:y2="6.934cm" draw:start-shape="id1" draw:start-glue-point="10" draw:end-shape="id7" draw:end-glue-point="3" svg:d="M13844 6946c1456 0 486-12 1942-12" svg:viewBox="0 0 1943 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08:15:21.274512778</meta:creation-date>
    <dc:date>2015-07-01T08:23:25.998934412</dc:date>
    <meta:editing-duration>PT8M5S</meta:editing-duration>
    <meta:editing-cycles>1</meta:editing-cycles>
    <meta:document-statistic meta:object-count="14"/>
    <meta:generator>LibreOffice/4.4.2.2$Linux_X86_64 LibreOffice_project/40m0$Build-2</meta:generator>
  </office:meta>
</office:document-meta>
</file>